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, H</text:p>
          </table:table-cell>
          <table:table-cell office:value-type="string" calcext:value-type="string">
            <text:p>L, uH</text:p>
          </table:table-cell>
        </table:table-row>
        <table:table-row table:style-name="ro1">
          <table:table-cell table:formula="of:=3*1.8+0.5" office:value-type="float" office:value="5.9" calcext:value-type="float">
            <text:p>5.9</text:p>
          </table:table-cell>
          <table:table-cell table:formula="of:=([.$B$7])*(([.A2]/0.6)-1)" office:value-type="float" office:value="88.3333333333333" calcext:value-type="float">
            <text:p>88.3333333333333</text:p>
          </table:table-cell>
          <table:table-cell table:formula="of:=([.$B$6]/[.A2])^2*([.A2]-[.$B$6])/[.$B$9]/[.$B$8]" office:value-type="float" office:value="0.000129273197357081" calcext:value-type="float">
            <text:p>0.000129273197357</text:p>
          </table:table-cell>
          <table:table-cell table:formula="of:=[.C2]*1000000" office:value-type="float" office:value="129.273197357081" calcext:value-type="float">
            <text:p>129.273197357081</text:p>
          </table:table-cell>
        </table:table-row>
        <table:table-row table:style-name="ro1">
          <table:table-cell table:formula="of:=3*3+0.5" office:value-type="float" office:value="9.5" calcext:value-type="float">
            <text:p>9.5</text:p>
          </table:table-cell>
          <table:table-cell table:formula="of:=([.$B$7])*(([.A3]/0.6)-1)" office:value-type="float" office:value="148.333333333333" calcext:value-type="float">
            <text:p>148.333333333333</text:p>
          </table:table-cell>
          <table:table-cell table:formula="of:=([.$B$6]/[.A3])^2*([.A3]-[.$B$6])/[.$B$9]/[.$B$8]" office:value-type="float" office:value="0.000249307479224377" calcext:value-type="float">
            <text:p>0.000249307479224</text:p>
          </table:table-cell>
          <table:table-cell table:formula="of:=[.C3]*1000000" office:value-type="float" office:value="249.307479224377" calcext:value-type="float">
            <text:p>249.3074792243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7])*(([.A4]/0.6)-1)" office:value-type="float" office:value="190" calcext:value-type="float">
            <text:p>190</text:p>
          </table:table-cell>
          <table:table-cell table:formula="of:=([.$B$6]/[.A4])^2*([.A4]-[.$B$6])/[.$B$9]/[.$B$8]" office:value-type="float" office:value="0.000243055555555556" calcext:value-type="float">
            <text:p>0.000243055555556</text:p>
          </table:table-cell>
          <table:table-cell table:formula="of:=[.C4]*1000000" office:value-type="float" office:value="243.055555555556" calcext:value-type="float">
            <text:p>243.0555555555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ripple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4:52:37.027000000</meta:creation-date>
    <dc:date>2021-04-12T15:23:26.830000000</dc:date>
    <meta:editing-duration>PT20M38S</meta:editing-duration>
    <meta:editing-cycles>4</meta:editing-cycles>
    <meta:generator>LibreOffice/7.0.1.2$Windows_X86_64 LibreOffice_project/7cbcfc562f6eb6708b5ff7d7397325de9e764452</meta:generator>
    <meta:document-statistic meta:table-count="1" meta:cell-count="24" meta:object-count="0"/>
  </office:meta>
</office:document-meta>
</file>